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dd0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dd0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dd0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dd0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dd0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dd0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dd0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dd0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dd0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dd0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dd0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dd0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dd0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dd0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dd0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dd0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dd0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tefany Victoria Figuera Cabe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10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271201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lio Cèsar  Figuera Aguilera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05592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3.3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6" meta:non-whitespace-character-count="1006"/>
    <meta:template xlink:type="simple" xlink:actuate="onRequest" xlink:title="Normal" xlink:href=""/>
  </office:meta>
</office:document-meta>
</file>